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e6f1b" officeooo:paragraph-rsid="001e6f1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6f1b" officeooo:paragraph-rsid="001e6f1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1e6f1b" officeooo:paragraph-rsid="001e6f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e6f1b" officeooo:paragraph-rsid="001e6f1b" style:font-weight-asian="normal" style:font-weight-complex="normal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21db51" officeooo:paragraph-rsid="0021db51" style:font-weight-asian="normal" style:font-weight-complex="normal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299152" officeooo:paragraph-rsid="00299152" style:font-weight-asian="normal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solid" style:text-underline-width="auto" style:text-underline-color="font-color" fo:font-weight="normal" officeooo:rsid="001e6f1b" officeooo:paragraph-rsid="001e6f1b" style:font-weight-asian="normal" style:font-weight-complex="normal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solid" style:text-underline-width="auto" style:text-underline-color="font-color" fo:font-weight="normal" officeooo:rsid="001fc472" officeooo:paragraph-rsid="001fc472" style:font-weight-asian="normal" style:font-weight-complex="normal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3329b4" officeooo:paragraph-rsid="003329b4" style:font-weight-asian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36f471" officeooo:paragraph-rsid="0036f471" style:font-weight-asian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style:text-underline-style="none" fo:font-weight="normal" officeooo:rsid="0038bcb7" officeooo:paragraph-rsid="0038bcb7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2a0ff" officeooo:paragraph-rsid="0032a0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2a0ff" officeooo:paragraph-rsid="001e6f1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tyle="normal" style:text-underline-style="none" fo:font-weight="normal" officeooo:rsid="0032a0ff" officeooo:paragraph-rsid="0032a0f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e6f1b" officeooo:paragraph-rsid="001e6f1b" style:font-weight-asian="normal" style:font-weight-complex="normal"/>
    </style:style>
    <style:style style:name="P16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weight="normal" officeooo:rsid="002d177c" officeooo:paragraph-rsid="001e6f1b" style:font-weight-asian="normal" style:font-weight-complex="normal"/>
    </style:style>
    <style:style style:name="P17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weight="normal" officeooo:rsid="002daee4" officeooo:paragraph-rsid="002daee4" style:font-weight-asian="normal" style:font-weight-complex="normal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3329b4" officeooo:paragraph-rsid="003329b4" style:font-weight-asian="normal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398291" officeooo:paragraph-rsid="001e6f1b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21414c"/>
    </style:style>
    <style:style style:name="T3" style:family="text">
      <style:text-properties officeooo:rsid="002d177c"/>
    </style:style>
    <style:style style:name="T4" style:family="text">
      <style:text-properties style:text-underline-style="solid" style:text-underline-width="auto" style:text-underline-color="font-color" officeooo:rsid="0032a0ff"/>
    </style:style>
    <style:style style:name="T5" style:family="text">
      <style:text-properties officeooo:rsid="0032a0ff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officeooo:rsid="003329b4"/>
    </style:style>
    <style:style style:name="T8" style:family="text">
      <style:text-properties officeooo:rsid="0038bcb7"/>
    </style:style>
    <style:style style:name="T9" style:family="text">
      <style:text-properties officeooo:rsid="003cea1d"/>
    </style:style>
    <style:style style:name="T10" style:family="text">
      <style:text-properties officeooo:rsid="003e26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evator Buttons Application</text:p>
      <text:p text:style-name="P1"/>
      <text:p text:style-name="P1"/>
      <text:p text:style-name="P3">Specifications</text:p>
      <text:p text:style-name="P4">1. General purpose:</text:p>
      <text:p text:style-name="P4"><text:tab/>The robot should approach the outside buttons console of the elevator and press the </text:p>
      <text:p text:style-name="P4"><text:tab/>button chosen by the user.</text:p>
      <text:p text:style-name="P4"/>
      <text:p text:style-name="P4"><text:tab/><text:span text:style-name="T4">Substasks</text:span></text:p>
      <text:p text:style-name="P13"><text:tab/>1.1. Detect the elevator buttons on the console.</text:p>
      <text:p text:style-name="P13"><text:tab/>1.2. Detect the location of each detected button.</text:p>
      <text:p text:style-name="P13"><text:tab/>1.3. Move the arm/s to the desired button location.</text:p>
      <text:p text:style-name="P13"><text:tab/>1.4. Press the button from (1.3).</text:p>
      <text:p text:style-name="P12"><text:tab/>1.5. Get feedback that the button was pressed correctly.</text:p>
      <text:p text:style-name="P18"><text:span text:style-name="T6"><text:tab/>1.6 Encase the app with a full flow.</text:span></text:p>
      <text:p text:style-name="P19"/>
      <text:p text:style-name="P4"><text:span text:style-name="T1">Schedule</text:span> </text:p>
      <text:p text:style-name="P7">07.10 – 2<text:span text:style-name="T9">9</text:span>.10 (already done):</text:p>
      <text:p text:style-name="P12">1.1 Detect the elevator buttons on the console</text:p>
      <text:p text:style-name="P4"><text:tab/>1.<text:span text:style-name="T5">1.1</text:span> The detection model was built and converted to a RaYa template.</text:p>
      <text:p text:style-name="P4"><text:span text:style-name="T5"><text:tab/>1</text:span>.<text:span text:style-name="T5">1.2</text:span> The detection model was implemented in a premiline<text:span text:style-name="T2">r</text:span>y application.</text:p>
      <text:p text:style-name="P4"><text:tab/><text:span text:style-name="T9">1.1.3 The premilinery application was converted to a ‘skill’ format.</text:span></text:p>
      <text:p text:style-name="P4"/>
      <text:p text:style-name="P5">Capabilities – The robot can now detect the buttons and approach the console from a distance smaller than 1.5 meters.</text:p>
      <text:p text:style-name="P6"/>
      <text:p text:style-name="P8"><text:span text:style-name="T10">30</text:span>.10 – 1<text:span text:style-name="T10">3</text:span>.11</text:p>
      <text:p text:style-name="P9">1.2 Detect the location of each detected button</text:p>
      <text:p text:style-name="P9"><text:tab/>1.2.1 Detect the relevant points in space (x,y,z) of the chosen button.</text:p>
      <text:p text:style-name="P9"><text:tab/><text:tab/>Required: Calaibrated cameras</text:p>
      <text:p text:style-name="P9"/>
      <text:p text:style-name="P9">1.3 Move the arm/s to the desired button location</text:p>
      <text:p text:style-name="P9"><text:tab/>1.3.1 Check the accuracy of the arms and try to deal with errors.</text:p>
      <text:p text:style-name="P9"><text:tab/><text:tab/>Required: Calibrated arms</text:p>
      <text:p text:style-name="P11"/>
      <text:p text:style-name="P11">1.4 Press the button</text:p>
      <text:p text:style-name="P9"><text:tab/>1.<text:span text:style-name="T8">4</text:span>.<text:span text:style-name="T8">1</text:span> See if we can work around the lack of gripper sensors and still press the buttons.</text:p>
      <text:p text:style-name="P9"><text:soft-page-break/><text:tab/><text:tab/>Required: Ideally, gripper sensors are required. <text:span text:style-name="T8">In the meantime, we’ll try to work <text:tab/><text:tab/>around tha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14:51:23.242506589</meta:creation-date>
    <dc:date>2023-10-29T17:40:14.955582773</dc:date>
    <meta:editing-duration>PT51M1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25" meta:character-count="1387" meta:non-whitespace-character-count="1163"/>
  </office:meta>
</office:document-meta>
</file>